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30000001F41083DD3.jpg"/>
  <manifest:file-entry manifest:media-type="image/png" manifest:full-path="Pictures/100000000000000800000008DD0ADA29.png"/>
  <manifest:file-entry manifest:media-type="image/png" manifest:full-path="Pictures/10000201000000C800000055660AF0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fill-color="#e6e6e6" draw:textarea-horizontal-align="center" draw:textarea-vertical-align="middle"/>
    </style:style>
    <style:style style:name="gr2" style:family="graphic" style:parent-style-name="standard">
      <style:graphic-properties draw:stroke="none" svg:stroke-color="#cccccc" draw:fill="none" draw:fill-color="#99ccff" draw:fill-gradient-name="Gradient_20_1" draw:fill-hatch-name="Black_20_0_20_Degrees" draw:fill-image-name="Empty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cccccc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704cm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 fo:font-size="18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P5" style:family="paragraph">
      <style:paragraph-properties fo:line-height="150%" fo:text-align="start"/>
    </style:style>
    <style:style style:name="P6" style:family="paragraph">
      <style:paragraph-properties fo:text-align="start"/>
      <style:text-properties fo:font-size="14pt" style:font-size-asian="14pt" style:font-size-complex="14pt"/>
    </style:style>
    <style:style style:name="P7" style:family="paragraph">
      <style:text-properties fo:font-size="20pt" fo:font-weight="bold" style:font-size-asian="20pt" style:font-weight-asian="bold" style:font-size-complex="20pt" style:font-weight-complex="bold"/>
    </style:style>
    <style:style style:name="P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color="#e6e6e6" fo:font-size="18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9.25cm" svg:height="26cm" svg:x="0.849cm" svg:y="1.512cm">
          <text:p text:style-name="P1"><text:span text:style-name="T1">Karte</text:span></text:p>
        </draw:rect>
        <draw:custom-shape draw:style-name="gr2" draw:text-style-name="P3" draw:layer="layout" svg:width="15.6cm" svg:height="1cm" svg:x="1.0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1cm" svg:height="0.652cm" svg:x="0.121cm" svg:y="28.56cm">
          <text:p text:style-name="P1"><text:span text:style-name="T2">This copy has been automatically generated and is thus not valid without signature.This copy is protected by law (Par. 3 Abs. 1 VermKatG NW). It can be duplicated, modified, </text:span></text:p>
          <text:p text:style-name="P1"><text:span text:style-name="T2">published or be passed to third parties only in agreement with the publisher, except duplicates and modifications aimed at internal use of government agencies or private us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1" draw:layer="layout" svg:width="5.35cm" svg:height="2.235cm" svg:x="35.95cm" svg:y="27.06cm">
          <draw:image xlink:href="Pictures/10000201000000C800000055660AF0D6.png" xlink:type="simple" xlink:show="embed" xlink:actuate="onLoad">
            <text:p/>
          </draw:image>
        </draw:frame>
        <draw:frame draw:style-name="gr4" draw:text-style-name="P1" draw:layer="layout" svg:width="5.95cm" svg:height="1.25cm" svg:x="35.24cm" svg:y="12.104cm">
          <draw:image xlink:href="Pictures/10000000000000930000001F41083DD3.jpg" xlink:type="simple" xlink:show="embed" xlink:actuate="onLoad">
            <text:p/>
          </draw:image>
        </draw:frame>
        <draw:custom-shape draw:style-name="gr5" draw:text-style-name="P1" draw:layer="layout" svg:width="6.18cm" svg:height="5.5cm" svg:x="19.609cm" svg:y="2.1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7cm" svg:height="3cm" svg:x="31cm" svg:y="15.06cm">
          <text:p text:style-name="P3"><text:span text:style-name="T3"/></text:p>
          <text:p text:style-name="P3"><text:span text:style-name="T3"/></text:p>
          <text:p text:style-name="P5"><text:span text:style-name="T4">Datum:</text:span></text:p>
          <text:p text:style-name="P5"><text:span text:style-name="T4">Maßstab:</text:span></text:p>
          <text:p text:style-name="P5"><text:span text:style-name="T5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304cm" svg:height="1.165cm" svg:x="31.05cm" svg:y="18.871cm">
          <draw:text-box>
            <text:p><text:span text:style-name="T4">Notizen:</text:span></text:p>
          </draw:text-box>
        </draw:frame>
      </draw:page>
      <draw:page draw:name="page2" draw:style-name="dp1" draw:master-page-name="Standard">
        <office:forms form:automatic-focus="false" form:apply-design-mode="false"/>
        <draw:line draw:style-name="gr7" draw:text-style-name="P1" draw:layer="layout" svg:x1="1cm" svg:y1="3cm" svg:x2="41cm" svg:y2="3.06cm">
          <text:p/>
        </draw:line>
        <draw:frame draw:style-name="gr4" draw:text-style-name="P1" draw:layer="layout" svg:width="6.142cm" svg:height="1.294cm" svg:x="34.75cm" svg:y="0.56cm">
          <draw:image xlink:href="Pictures/10000000000000930000001F41083DD3.jpg" xlink:type="simple" xlink:show="embed" xlink:actuate="onLoad">
            <text:p/>
          </draw:image>
        </draw:frame>
        <draw:frame draw:style-name="gr4" draw:text-style-name="P1" draw:layer="layout" svg:width="4.606cm" svg:height="1.924cm" svg:x="36.644cm" svg:y="27.06cm">
          <draw:image xlink:href="Pictures/10000201000000C800000055660AF0D6.png" xlink:type="simple" xlink:show="embed" xlink:actuate="onLoad">
            <text:p/>
          </draw:image>
        </draw:frame>
        <draw:frame draw:style-name="gr8" draw:text-style-name="P8" draw:layer="layout" svg:width="5.992cm" svg:height="1.301cm" svg:x="0.908cm" svg:y="1.56cm">
          <draw:text-box>
            <text:p><text:span text:style-name="T6">Legend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ff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56cm" fo:margin-bottom="1.14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örg Thomsen</meta:initial-creator>
    <meta:creation-date>2010-01-21T13:44:00.25</meta:creation-date>
    <dc:date>2010-02-10T15:44:11</dc:date>
    <dc:creator>Maria Solisch</dc:creator>
    <meta:editing-duration>PT07H33M19S</meta:editing-duration>
    <meta:editing-cycles>42</meta:editing-cycles>
    <meta:generator>OpenOffice.org/3.1$Linux OpenOffice.org_project/310m19$Build-9420</meta:generator>
    <meta:document-statistic meta:object-count="12"/>
    <meta:user-defined meta:name="Info 1"/>
    <meta:user-defined meta:name="Info 2"/>
    <meta:user-defined meta:name="Info 3"/>
    <meta:user-defined meta:name="Info 4"/>
  </office:meta>
</office:document-meta>
</file>